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paragraph-properties fo:text-align="center" style:justify-single-word="false"/>
      <style:text-properties officeooo:paragraph-rsid="00083d4b"/>
    </style:style>
    <style:style style:name="P3"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cefc6a" officeooo:paragraph-rsid="01cefc6a" style:font-name-asian="Nimbus Mono L" style:font-size-asian="12pt" style:font-style-asian="italic" style:font-weight-asian="bold" style:font-name-complex="Liberation Mono" style:font-size-complex="12pt" style:font-style-complex="italic" style:font-weight-complex="bold"/>
    </style:style>
    <style:style style:name="P4"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f3846f" style:font-size-asian="11pt" style:font-style-asian="italic" style:font-size-complex="11pt" style:font-style-complex="italic"/>
    </style:style>
    <style:style style:name="P5"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fo:font-variant="normal" fo:text-transform="none" fo:color="#000000" loext:opacity="100%" style:font-name="Liberation Serif" fo:font-size="11pt" fo:letter-spacing="normal" fo:font-style="italic" fo:font-weight="normal" officeooo:rsid="01850b61" officeooo:paragraph-rsid="01f3846f" style:font-size-asian="11pt" style:font-style-asian="italic" style:font-size-complex="11pt" style:font-style-complex="italic"/>
    </style:style>
    <style:style style:name="P6"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style:font-name="Liberation Serif" fo:font-size="13pt" fo:font-style="normal" style:text-underline-style="none" fo:font-weight="bold" officeooo:rsid="00083d4b" officeooo:paragraph-rsid="01be7238" style:font-size-asian="13pt" style:font-style-asian="normal" style:font-weight-asian="bold" style:font-size-complex="13pt" style:font-style-complex="normal" style:font-weight-complex="bold"/>
    </style:style>
    <style:style style:name="P7" style:family="paragraph" style:parent-style-name="Preformatted_20_Text">
      <style:text-properties style:font-name="Liberation Serif" fo:font-size="13pt" fo:font-style="normal" style:text-underline-style="none" officeooo:rsid="00083d4b" officeooo:paragraph-rsid="0127cb5f" style:font-size-asian="13pt" style:font-style-asian="normal" style:font-size-complex="13pt" style:font-style-complex="normal"/>
    </style:style>
    <style:style style:name="P8" style:family="paragraph" style:parent-style-name="Preformatted_20_Text">
      <style:paragraph-properties style:writing-mode="lr-tb"/>
      <style:text-properties fo:font-size="13pt" officeooo:paragraph-rsid="01db7a8a" style:font-size-asian="13pt" style:font-size-complex="13pt"/>
    </style:style>
    <style:style style:name="P9" style:family="paragraph" style:parent-style-name="Preformatted_20_Text">
      <style:paragraph-properties style:writing-mode="lr-tb"/>
      <style:text-properties style:font-name="Liberation Sans" fo:font-size="13pt" fo:font-style="normal" style:text-underline-style="none" officeooo:rsid="01ee2e52" officeooo:paragraph-rsid="01ee2e52" style:font-name-asian="Nimbus Mono L" style:font-size-asian="13pt" style:font-style-asian="normal" style:font-name-complex="Liberation Mono" style:font-size-complex="13pt" style:font-style-complex="normal"/>
    </style:style>
    <style:style style:name="P10" style:family="paragraph" style:parent-style-name="Preformatted_20_Text">
      <style:paragraph-properties style:writing-mode="lr-tb"/>
      <style:text-properties fo:font-size="13pt" officeooo:rsid="01e115a9" officeooo:paragraph-rsid="01ee2e52" style:font-size-asian="13pt" style:font-size-complex="13pt"/>
    </style:style>
    <style:style style:name="P11" style:family="paragraph" style:parent-style-name="Preformatted_20_Text">
      <style:paragraph-properties style:writing-mode="lr-tb"/>
      <style:text-properties style:font-name="Liberation Sans" fo:font-size="13pt" fo:font-style="normal" style:text-underline-style="none" officeooo:rsid="01d74f08" officeooo:paragraph-rsid="01cfe221" style:font-size-asian="13pt" style:font-style-asian="normal" style:font-size-complex="13pt" style:font-style-complex="normal"/>
    </style:style>
    <style:style style:name="P12" style:family="paragraph" style:parent-style-name="Preformatted_20_Text">
      <style:paragraph-properties style:writing-mode="lr-tb"/>
      <style:text-properties style:font-name="Liberation Sans" fo:font-size="13pt" fo:font-style="normal" style:text-underline-style="none" officeooo:rsid="01f42029" officeooo:paragraph-rsid="01f42029" style:font-size-asian="13pt" style:font-style-asian="normal" style:font-size-complex="13pt" style:font-style-complex="normal"/>
    </style:style>
    <style:style style:name="P13" style:family="paragraph" style:parent-style-name="Preformatted_20_Text">
      <style:paragraph-properties style:writing-mode="lr-tb"/>
      <style:text-properties style:font-name="Liberation Sans" fo:font-size="13pt" fo:font-style="normal" style:text-underline-style="none" officeooo:rsid="01d74f08" officeooo:paragraph-rsid="01e115a9" style:font-size-asian="13pt" style:font-style-asian="normal" style:font-size-complex="13pt" style:font-style-complex="normal"/>
    </style:style>
    <style:style style:name="P14"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5" style:family="paragraph" style:parent-style-name="Preformatted_20_Text">
      <style:text-properties style:font-name="Liberation Sans" fo:font-size="13pt" fo:font-style="normal" style:text-underline-style="none" officeooo:rsid="01c6807f" officeooo:paragraph-rsid="01f59b0a" style:font-name-asian="Nimbus Mono L" style:font-size-asian="13pt" style:font-style-asian="normal" style:font-name-complex="Liberation Mono" style:font-size-complex="13pt" style:font-style-complex="normal"/>
    </style:style>
    <style:style style:name="P16" style:family="paragraph" style:parent-style-name="Preformatted_20_Text">
      <style:text-properties style:font-name="Liberation Sans" fo:font-size="13pt" fo:font-style="normal" style:text-underline-style="none" officeooo:rsid="01e9b30f" officeooo:paragraph-rsid="01e9b30f" style:font-name-asian="Nimbus Mono L" style:font-size-asian="13pt" style:font-style-asian="normal" style:font-name-complex="Liberation Mono" style:font-size-complex="13pt" style:font-style-complex="normal"/>
    </style:style>
    <style:style style:name="P17"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8" style:family="paragraph" style:parent-style-name="Preformatted_20_Text">
      <style:paragraph-properties style:writing-mode="lr-tb">
        <style:tab-stops>
          <style:tab-stop style:position="15.667cm"/>
        </style:tab-stops>
      </style:paragraph-properties>
      <style:text-properties fo:font-size="13pt" officeooo:paragraph-rsid="01efb23b" style:font-size-asian="13pt" style:font-size-complex="13pt"/>
    </style:style>
    <style:style style:name="P19" style:family="paragraph" style:parent-style-name="Preformatted_20_Text">
      <style:paragraph-properties style:writing-mode="lr-tb"/>
      <style:text-properties style:font-name="Liberation Sans" fo:font-size="13pt" fo:font-style="normal" style:text-underline-style="none" officeooo:rsid="01e9b30f" officeooo:paragraph-rsid="01ef3a07" fo:background-color="transparent" style:font-name-asian="Nimbus Mono L" style:font-size-asian="13pt" style:font-style-asian="normal" style:font-name-complex="Liberation Mono" style:font-size-complex="13pt" style:font-style-complex="normal"/>
    </style:style>
    <style:style style:name="P20" style:family="paragraph" style:parent-style-name="Preformatted_20_Text">
      <style:paragraph-properties style:writing-mode="lr-tb"/>
      <style:text-properties fo:font-size="13pt" officeooo:paragraph-rsid="01ef3a07" style:font-size-asian="13pt" style:font-size-complex="13pt"/>
    </style:style>
    <style:style style:name="P21" style:family="paragraph" style:parent-style-name="Preformatted_20_Text">
      <style:text-properties style:font-name="Liberation Sans" fo:font-size="13pt" fo:font-style="normal" style:text-underline-style="none" officeooo:rsid="01cc8e23" officeooo:paragraph-rsid="01d92df6" fo:background-color="transparent" style:font-name-asian="Nimbus Mono L" style:font-size-asian="13pt" style:font-style-asian="normal" style:font-name-complex="Liberation Mono" style:font-size-complex="13pt" style:font-style-complex="normal"/>
    </style:style>
    <style:style style:name="P22" style:family="paragraph" style:parent-style-name="Preformatted_20_Text">
      <style:paragraph-properties style:writing-mode="lr-tb"/>
      <style:text-properties fo:font-size="13pt" officeooo:paragraph-rsid="01dd3a06" style:font-size-asian="13pt" style:font-size-complex="13pt"/>
    </style:style>
    <style:style style:name="P23" style:family="paragraph" style:parent-style-name="Preformatted_20_Text">
      <style:text-properties style:font-name="Liberation Sans" fo:font-size="13pt" fo:font-style="normal" style:text-underline-style="none" officeooo:rsid="01a54be6" officeooo:paragraph-rsid="01c4b317" fo:background-color="transparent" style:font-name-asian="Nimbus Mono L" style:font-size-asian="13pt" style:font-style-asian="normal" style:font-name-complex="Liberation Mono" style:font-size-complex="13pt" style:font-style-complex="normal"/>
    </style:style>
    <style:style style:name="P24" style:family="paragraph" style:parent-style-name="Preformatted_20_Text">
      <style:text-properties fo:font-size="13pt" officeooo:paragraph-rsid="01c26751" style:font-size-asian="13pt" style:font-size-complex="13pt"/>
    </style:style>
    <style:style style:name="T1" style:family="text">
      <style:text-properties style:font-name="Liberation Sans" fo:font-size="16pt" fo:font-weight="bold" officeooo:rsid="01f2a7e2" style:font-name-asian="Nimbus Mono L" style:font-size-asian="16pt" style:font-weight-asian="bold" style:font-name-complex="Liberation Mono" style:font-size-complex="16pt" style:font-weight-complex="bold"/>
    </style:style>
    <style:style style:name="T2" style:family="text">
      <style:text-properties style:font-name="Liberation Sans" fo:font-size="16pt" fo:font-weight="bold" officeooo:rsid="01c77868" style:font-name-asian="Nimbus Mono L" style:font-size-asian="16pt" style:font-weight-asian="bold" style:font-name-complex="Liberation Mono" style:font-size-complex="16pt" style:font-weight-complex="bold"/>
    </style:style>
    <style:style style:name="T3"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4" style:family="text">
      <style:text-properties style:font-name="Liberation Sans" fo:font-size="16pt" fo:font-weight="bold" officeooo:rsid="001b99ac" style:font-size-asian="16pt" style:font-weight-asian="bold" style:font-size-complex="16pt" style:font-weight-complex="bold"/>
    </style:style>
    <style:style style:name="T5" style:family="text">
      <style:text-properties style:font-name="Liberation Sans" fo:font-size="16pt" fo:font-weight="bold" officeooo:rsid="000dd66a" style:font-size-asian="16pt" style:font-weight-asian="bold" style:font-size-complex="16pt" style:font-weight-complex="bold"/>
    </style:style>
    <style:style style:name="T6" style:family="text">
      <style:text-properties style:font-name="Liberation Sans" fo:font-size="16pt" fo:font-weight="bold" officeooo:rsid="01f2a7e2" style:font-size-asian="16pt" style:font-weight-asian="bold" style:font-size-complex="16pt" style:font-weight-complex="bold"/>
    </style:style>
    <style:style style:name="T7" style:family="text">
      <style:text-properties fo:font-weight="bold" style:font-weight-asian="bold" style:font-weight-complex="bold"/>
    </style:style>
    <style:style style:name="T8" style:family="text">
      <style:text-properties style:font-name="Liberation Sans" fo:font-style="normal" style:text-underline-style="none" officeooo:rsid="01f42029"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c77868"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e5e53c"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ee2e52"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cfe221" style:font-name-asian="Nimbus Mono L" style:font-style-asian="normal" style:font-name-complex="Liberation Mono" style:font-style-complex="normal"/>
    </style:style>
    <style:style style:name="T16" style:family="text">
      <style:text-properties officeooo:rsid="01ee2e52"/>
    </style:style>
    <style:style style:name="T17" style:family="text">
      <style:text-properties officeooo:rsid="01ef3a07"/>
    </style:style>
    <style:style style:name="T18" style:family="text">
      <style:text-properties fo:font-weight="bold" officeooo:rsid="000dd66a" style:font-weight-asian="bold" style:font-weight-complex="bold"/>
    </style:style>
    <style:style style:name="T19" style:family="text">
      <style:text-properties fo:font-weight="bold" officeooo:rsid="0160cefc" style:font-weight-asian="bold" style:font-weight-complex="bold"/>
    </style:style>
    <style:style style:name="T20" style:family="text">
      <style:text-properties officeooo:rsid="01caa47b"/>
    </style:style>
    <style:style style:name="T21" style:family="text">
      <style:text-properties officeooo:rsid="01d74f08"/>
    </style:style>
    <style:style style:name="T22" style:family="text">
      <style:text-properties officeooo:rsid="01db7a8a"/>
    </style:style>
    <style:style style:name="T23" style:family="text">
      <style:text-properties officeooo:rsid="01f59b0a"/>
    </style:style>
    <style:style style:name="T24" style:family="text">
      <style:text-properties officeooo:rsid="01e9b30f"/>
    </style:style>
    <style:style style:name="T25" style:family="text">
      <style:text-properties style:font-name="Liberation Sans" fo:font-style="normal" style:text-underline-style="none" officeooo:rsid="01d92df6"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1dd3a06"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1f59b0a" fo:background-color="transparent" loext:char-shading-value="0" style:font-name-asian="Nimbus Mono L" style:font-style-asian="normal" style:font-name-complex="Liberation Mono" style:font-style-complex="normal"/>
    </style:style>
    <style:style style:name="T30" style:family="text">
      <style:text-properties style:font-name="Liberation Sans" fo:font-style="normal" style:text-underline-style="none" officeooo:rsid="01e9b30f"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e21585"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f75cc0"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1c4b317" fo:background-color="transparent" loext:char-shading-value="0" style:font-name-asian="Nimbus Mono L" style:font-style-asian="normal" style:font-name-complex="Liberation Mono" style:font-style-complex="normal"/>
    </style:style>
    <style:style style:name="T34" style:family="text">
      <style:text-properties style:font-name="Liberation Sans" fo:font-style="normal" style:text-underline-style="none" officeooo:rsid="01efb23b" fo:background-color="transparent" loext:char-shading-value="0" style:font-name-asian="Nimbus Mono L" style:font-style-asian="normal" style:font-name-complex="Liberation Mono" style:font-style-complex="normal"/>
    </style:style>
    <style:style style:name="T35"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36"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37"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38" style:family="text">
      <style:text-properties style:font-name="Liberation Sans" fo:font-style="normal" style:text-underline-style="none" officeooo:rsid="01c26751" fo:background-color="transparent" loext:char-shading-value="0" style:font-name-asian="Nimbus Mono L" style:font-style-asian="normal" style:font-name-complex="Liberation Mono" style:font-style-complex="normal"/>
    </style:style>
    <style:style style:name="T39" style:family="text">
      <style:text-properties style:font-name="Liberation Sans" fo:font-style="normal" style:text-underline-style="none" officeooo:rsid="013c55a1" fo:background-color="transparent" loext:char-shading-value="0" style:font-style-asian="normal" style:font-style-complex="normal"/>
    </style:style>
    <style:style style:name="T40" style:family="text">
      <style:text-properties style:font-name="Liberation Sans" fo:font-style="normal" style:text-underline-style="none" officeooo:rsid="00083d4b" fo:background-color="transparent" loext:char-shading-value="0"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2"><text:span text:style-name="T1">8</text:span><text:span text:style-name="T2">th</text:span><text:span text:style-name="T3"> </text:span><text:span text:style-name="T1">March</text:span><text:span text:style-name="T4"> 20</text:span><text:span text:style-name="T5">2</text:span><text:span text:style-name="T6">6</text:span></text:p>
      <text:p text:style-name="P3">Psalm 143:8-11</text:p>
      <text:p text:style-name="P4">[8] Let me hear Your lovingkindness in the morning; For I trust in You; Teach me the way in which I should walk; For to You I lift up my soul.</text:p>
      <text:p text:style-name="P5">[9] Deliver me, O Lord, from my enemies; I take refuge in You.</text:p>
      <text:p text:style-name="P5">[10] Teach me to do Your will, For You are my God; Let Your good Spirit lead me on level ground.</text:p>
      <text:p text:style-name="P5">[11] For the sake of Your name, O Lord, revive me. In Your righteousness bring my soul out of trouble.</text:p>
      <text:p text:style-name="P6"/>
      <text:p text:style-name="P7"><text:span text:style-name="T7">Thanks to God</text:span></text:p>
      <text:p text:style-name="P8"><text:span text:style-name="T8">Heavenly Father</text:span><text:span text:style-name="T9">,</text:span><text:span text:style-name="T10"> </text:span><text:span text:style-name="T11">we </text:span><text:span text:style-name="T12">thank You that </text:span><text:span text:style-name="T13">You </text:span><text:span text:style-name="T8">are here by Your Holy Spirit, as we meet today</text:span><text:span text:style-name="T14">. A</text:span><text:span text:style-name="T8">s we see around this world major events, natural disasters as well as escalating wars, we acknowledge that we are not in control of our lives. We therefore put our trust in You, Creator of all, Sustainer of us all, even to our very heartbeats and the air we breathe.</text:span></text:p>
      <text:p text:style-name="P9"/>
      <text:p text:style-name="P10"><text:span text:style-name="T14">We </text:span><text:span text:style-name="T8">confess our weaknesses, our unrighteousness and our need for Your mercies every morning</text:span><text:span text:style-name="T15">. </text:span><text:span text:style-name="T8">We understand our unworthiness before Your holiness, and yet, in Your lovingkindness, You consider mankind to be worthy for God the Son to become one of us, in order to redeem us from the Curse. We thank You that He died for us, then You raised Him up to be seated in the heavens as Ruler and Judge of All.</text:span></text:p>
      <text:p text:style-name="P11"/>
      <text:p text:style-name="P12">We thank You that we are now clothed in His righteousness, and by Your grace we are no longer condemned sinners but forgiven saints.</text:p>
      <text:p text:style-name="P13"/>
      <text:p text:style-name="P13"><text:span text:style-name="T16">We thank You for sending the Holy Spirit to be with us daily, to come alongside and enable us to resist temptation, to open our minds to Your Word, and to grant us wisdom as we live in </text:span><text:span text:style-name="T17">this</text:span><text:span text:style-name="T16"> fallen world.</text:span></text:p>
      <text:p text:style-name="P11"/>
      <text:p text:style-name="P14"><text:span text:style-name="T7">The Wide World...</text:span><text:span text:style-name="T18"> a</text:span><text:span text:style-name="T7">nd the </text:span><text:span text:style-name="T19">W</text:span><text:span text:style-name="T7">ider Church</text:span></text:p>
      <text:p text:style-name="P15"><text:span text:style-name="T20">W</text:span><text:span text:style-name="T21">e </text:span><text:span text:style-name="T22">pray</text:span><text:span text:style-name="T21"> for this </text:span><text:span text:style-name="T20">world </text:span><text:span text:style-name="T21">where </text:span><text:span text:style-name="T22">so m</text:span><text:span text:style-name="T17">any live </text:span><text:span text:style-name="T23">as rebels against You and we see the result in hatred, wars, persecution and strife</text:span><text:span text:style-name="T24">. </text:span><text:span text:style-name="T23">We pray for the persecuted church in places like Myanmar, China, and Nigeria. We pray for the church in Australia where opposition to the truth is less obvious but seems to be growing. And w</text:span><text:span text:style-name="T24">e pray for th</text:span><text:span text:style-name="T17">os</text:span><text:span text:style-name="T24">e </text:span><text:span text:style-name="T17">close to us, who do not know </text:span><text:span text:style-name="T23">You</text:span><text:span text:style-name="T17">.</text:span></text:p>
      <text:p text:style-name="P15"/>
      <text:p text:style-name="P15"><text:span text:style-name="T17">We </text:span><text:span text:style-name="T23">thank You</text:span><text:span text:style-name="T17"> for the many churches where Your Word is faithfully preached and lived, and ask that You would strengthen Your people to stand firm but with grace, against the lies so popular today. </text:span><text:span text:style-name="T23">We thank You for Your Word, which teaches us Your will, so we can be Your representatives to those around us.</text:span></text:p>
      <text:p text:style-name="P16"/>
      <text:p text:style-name="P17">Ashburton</text:p>
      <text:p text:style-name="P18"><text:span text:style-name="T25">W</text:span><text:span text:style-name="T26">e pray for our </text:span><text:span text:style-name="T27">work</text:span><text:span text:style-name="T28"> </text:span><text:span text:style-name="T25">here, </text:span><text:span text:style-name="T28">as we </text:span><text:span text:style-name="T29">come to terms with the latest developments in our walk with You. Help us to trust in Your perfect will, for You know the end from the beginning, and we can trust in Your purposes for us.</text:span></text:p>
      <text:p text:style-name="P19"/>
      <text:p text:style-name="P20"><text:span text:style-name="T30">W</text:span><text:span text:style-name="T31">e pray for the Selection Committee </text:span><text:span text:style-name="T30">which meets today, </text:span><text:span text:style-name="T31">as they </text:span><text:span text:style-name="T30">seek </text:span><text:span text:style-name="T31">Your wisdom, </text:span><text:span text:style-name="T30">and work to do Your will</text:span><text:span text:style-name="T31">, so that in the end, </text:span><text:span text:style-name="T30">Your purposes prevail </text:span><text:span text:style-name="T31">and </text:span><text:span text:style-name="T29">the</text:span><text:span text:style-name="T30"> </text:span><text:span text:style-name="T31">new minister </text:span><text:span text:style-name="T29">will </text:span><text:span text:style-name="T32">be </text:span><text:span text:style-name="T30">of Your choosing, to bring us </text:span><text:span text:style-name="T31">Your Word and sacraments. </text:span></text:p>
      <text:p text:style-name="P21"/>
      <text:p text:style-name="P22"><text:span text:style-name="T33">We thank You for </text:span><text:span text:style-name="T27">Your Word, and for </text:span><text:span text:style-name="T34">Douglas as</text:span><text:span text:style-name="T27"> he preach</text:span><text:span text:style-name="T34">es</text:span><text:span text:style-name="T27"> today. </text:span><text:span text:style-name="T32">Help us to understand more of what it means to be Your church in Ashburton</text:span><text:span text:style-name="T34">.</text:span></text:p>
      <text:p text:style-name="P23"/>
      <text:p text:style-name="P24"><text:span text:style-name="T35">In </text:span><text:span text:style-name="T33">His</text:span><text:span text:style-name="T36"> </text:span><text:span text:style-name="T37">Precious Name </text:span><text:span text:style-name="T38">we pray</text:span><text:span text:style-name="T39">, </text:span><text:span text:style-name="T40">Am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8-19T22:13:24.049238324</meta:creation-date>
    <dc:date>2026-03-07T21:24:47.041955281</dc:date>
    <meta:editing-duration>PT18H4M17S</meta:editing-duration>
    <meta:editing-cycles>206</meta:editing-cycles>
    <meta:generator>LibreOffice/25.8.5.2$Linux_X86_64 LibreOffice_project/580$Build-2</meta:generator>
    <meta:print-date>2026-03-07T21:21:00.455734521</meta:print-date>
    <meta:document-statistic meta:table-count="0" meta:image-count="0" meta:object-count="0" meta:page-count="1" meta:paragraph-count="20" meta:word-count="564" meta:character-count="2914" meta:non-whitespace-character-count="2369"/>
  </office:meta>
</office:document-meta>
</file>